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7cm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17cm"/>
    </style:style>
    <style:style style:name="Tableau2.A1" style:family="table-cell">
      <style:table-cell-properties fo:padding="0.049cm" fo:border="none"/>
    </style:style>
    <style:style style:name="P1" style:family="paragraph" style:parent-style-name="Standard">
      <style:text-properties officeooo:rsid="001f08b0" officeooo:paragraph-rsid="001f08b0"/>
    </style:style>
    <style:style style:name="P2" style:family="paragraph" style:parent-style-name="Table_20_Contents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ces à la personne</text:p>
      <table:table table:name="Tableau1" table:style-name="Tableau1">
        <table:table-column table:style-name="Tableau1.A"/>
        <table:table-row>
          <table:table-cell office:value-type="string"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h text:style-name="Heading_20_3" text:outline-level="3">Aider la personne d’abord</text:h>
                  <text:p text:style-name="P2">Il s’agit d’un service à la personne : l’intervenant s’adresse donc d’abord à vous, avant d’intervenir sur une machine. Concrètement, il transmet un savoir-faire : <text:span text:style-name="Strong_20_Emphasis">il vous explique et vous montre des procédures que vous comprenez, et que vous saurez reproduire sans lui.</text:span> S’il ne s’agit pas d’une formation, c’est au minimum une initiation au fonctionnement d’un ordinateur domestique. L’objectif est que vous soyez autonome dans l’utilisation courante de logiciels grand public.</text:p>
                  <text:h text:style-name="Heading_20_3" text:outline-level="3">Autres services</text:h>
                  <text:p text:style-name="P2">La prestation peut s’étendre éventuellement aux services supplémentaires que sont :</text:p>
                  <text:p text:style-name="P2">- la livraison de matériel informatique ;<text:line-break/>- l’installation et la mise en œuvre de matériels et logiciels ;<text:line-break/>- la maintenance logiciel.</text:p>
                  <text:h text:style-name="Heading_20_3" text:outline-level="3">Les conditions</text:h>
                  <text:p text:style-name="P2"><text:span text:style-name="Strong_20_Emphasis">Cette prestation s’effectue chez vous, et jamais à distance</text:span>. Le dépannage et l’assistance, au téléphone ou en ligne, ne sont pas des services à la personne. Il en est de même pour la réparation et la vente de matériel informatique, qui sont des activités commerciales.<text:line-break/>L’assistance doit concerner l’utilisation de l’ordinateur et des appareils qui y sont éventuellement reliés. Mais elle ne doit pas devenir une initiation au fonctionnement des autres appareils numériques (audio, photo ou vidéo).</text:p>
                  <text:h text:style-name="Heading_20_3" text:outline-level="3">Les avantages financiers</text:h>
                  <text:p text:style-name="P2"><text:span text:style-name="Strong_20_Emphasis">Réduction ou crédit d'impôt de 50 % des sommes dépensées</text:span><text:line-break/>- Si vous êtes imposable, vous bénéficiez d’une réduction d’impôt de 50 % des sommes versées pour les services à la personne. Pour le service d’assistance informatique, vous pouvez déduire jusqu’à 500 €, soit une dépense réelle de 1 000 €/an maximum.<text:line-break/>- Si vous n’êtes pas imposable, vous pouvez bénéficier d’un crédit d’impôt de 50 % des sommes versées en services à la personne, si vous êtes une personne ou un ménage actif.</text:p>
                  <text:p text:style-name="P2">Ces informations sont tirées du site officiel des <text:a xlink:type="simple" xlink:href="http://www.servicesalapersonne.gouv.fr/assistance-informatique-et-internet-%281493%29.cml" office:target-frame-name="_blank" xlink:show="new" text:style-name="Internet_20_link" text:visited-style-name="Visited_20_Internet_20_Link">services à la personne </text:a></text:p>
                </table:table-cell>
              </table:table-row>
            </table:table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2:19:00.893837678</meta:creation-date>
    <dc:date>2017-06-27T12:19:30.375011805</dc:date>
    <meta:editing-duration>PT30S</meta:editing-duration>
    <meta:editing-cycles>1</meta:editing-cycles>
    <meta:generator>LibreOffice/5.1.6.2$Linux_X86_64 LibreOffice_project/10m0$Build-2</meta:generator>
    <meta:document-statistic meta:table-count="2" meta:image-count="0" meta:object-count="0" meta:page-count="1" meta:paragraph-count="11" meta:word-count="294" meta:character-count="1846" meta:non-whitespace-character-count="1562"/>
  </office:meta>
</office:document-meta>
</file>